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linecap="round" draw:opacity="100%" draw:textarea-vertical-align="middle"/>
    </style:style>
    <style:style style:name="gr3" style:family="graphic" style:parent-style-name="standard">
      <style:graphic-properties draw:stroke="none" draw:fill="none" fo:min-height="20.35cm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8.95cm" fo:min-width="0cm"/>
    </style:style>
    <style:style style:name="gr6" style:family="graphic" style:parent-style-name="objectwithoutfill">
      <style:graphic-properties draw:marker-end="Arrow" draw:marker-end-width="0.3cm" svg:stroke-opacity="30%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929cm" fo:min-width="0cm"/>
    </style:style>
    <style:style style:name="pr1" style:family="presentation" style:parent-style-name="기본값-title">
      <style:graphic-properties fo:min-height="6.2cm"/>
    </style:style>
    <style:style style:name="pr2" style:family="presentation" style:parent-style-name="기본값-outline1">
      <style:graphic-properties fo:min-height="11.173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notes">
      <style:graphic-properties draw:fill-color="#ffffff" draw:auto-grow-height="true" fo:min-height="13.364cm"/>
    </style:style>
    <style:style style:name="pr5" style:family="presentation" style:parent-style-name="기본값-outline1">
      <style:graphic-properties fo:min-height="20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178cm"/>
    </style:style>
    <style:style style:name="P6" style:family="paragraph">
      <style:paragraph-properties fo:margin-top="0cm" fo:margin-bottom="0.178cm"/>
      <style:text-properties fo:color="#1e1e1e" fo:font-family="DotumChe" fo:font-size="12pt" style:font-family-asian="DotumChe" style:font-size-asian="12pt" style:font-family-complex="DotumChe" style:font-size-complex="1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size="13pt" style:font-size-asian="13pt" style:font-size-complex="13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margin-top="0cm" fo:margin-bottom="0cm"/>
      <style:text-properties fo:color="#000000" fo:font-family="DotumChe" fo:font-size="14pt" style:font-family-asian="DotumChe" style:font-size-asian="9.5pt" style:font-family-complex="DotumChe" style:font-size-complex="5.40000009536743pt"/>
    </style:style>
    <style:style style:name="P11" style:family="paragraph">
      <style:text-properties fo:color="#1e1e1e" fo:font-family="DotumChe" fo:font-size="14pt" style:font-family-asian="DotumChe" style:font-size-asian="14pt" style:font-family-complex="DotumChe" style:font-size-complex="14pt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1e1e1e" fo:font-family="DotumChe" fo:font-size="12pt" style:font-family-asian="DotumChe" style:font-size-asian="12pt" style:font-family-complex="DotumChe" style:font-size-complex="12pt"/>
    </style:style>
    <style:style style:name="T3" style:family="text">
      <style:text-properties fo:color="#555555" style:text-outline="false" style:text-line-through-style="none" fo:font-family="DotumChe" fo:font-size="12pt" fo:font-style="normal" fo:text-shadow="none" style:text-underline-style="none" fo:font-weight="normal" style:letter-kerning="true" style:font-family-asian="DotumChe" style:font-size-asian="12pt" style:font-style-asian="normal" style:font-weight-asian="normal" style:font-family-complex="DotumCh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000000" style:text-outline="false" style:text-line-through-style="none" fo:font-family="DotumChe" fo:font-size="14pt" fo:font-style="normal" fo:text-shadow="none" style:text-underline-style="solid" style:text-underline-width="auto" style:text-underline-color="font-color" fo:font-weight="bold" style:letter-kerning="true" style:font-family-asian="DotumChe" style:font-size-asian="14pt" style:font-style-asian="normal" style:font-weight-asian="bold" style:font-family-complex="DotumChe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DotumChe" fo:font-size="14pt" fo:font-style="normal" fo:text-shadow="none" style:text-underline-style="none" fo:font-weight="normal" style:letter-kerning="true" style:font-family-asian="DotumChe" style:font-size-asian="9.5pt" style:font-style-asian="normal" style:font-weight-asian="normal" style:font-family-complex="DotumChe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DotumChe" fo:font-size="9.5pt" fo:font-style="normal" fo:text-shadow="none" style:text-underline-style="none" fo:font-weight="normal" style:letter-kerning="true" style:font-family-asian="DotumChe" style:font-size-asian="9.5pt" style:font-style-asian="normal" style:font-weight-asian="normal" style:font-family-complex="DotumChe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fo:font-family="DotumChe" fo:font-size="9.5pt" fo:font-style="normal" fo:text-shadow="none" style:text-underline-style="none" fo:font-weight="normal" style:letter-kerning="true" style:font-family-asian="DotumChe" style:font-size-asian="9.5pt" style:font-style-asian="normal" style:font-weight-asian="normal" style:font-family-complex="DotumChe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DotumChe" fo:font-size="12pt" fo:font-style="normal" fo:text-shadow="none" style:text-underline-style="solid" style:text-underline-width="auto" style:text-underline-color="font-color" fo:font-weight="bold" style:letter-kerning="true" style:font-family-asian="DotumChe" style:font-size-asian="12pt" style:font-style-asian="normal" style:font-weight-asian="bold" style:font-family-complex="DotumChe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fo:font-family="DotumChe" fo:font-size="9.5pt" fo:font-style="normal" fo:text-shadow="none" style:text-underline-style="none" fo:font-weight="normal" style:letter-kerning="true" style:font-family-asian="DotumChe" style:font-size-asian="9.5pt" style:font-style-asian="normal" style:font-weight-asian="normal" style:font-family-complex="DotumChe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DotumChe" fo:font-size="9.5pt" fo:font-style="normal" fo:text-shadow="none" style:text-underline-style="solid" style:text-underline-width="auto" style:text-underline-color="font-color" fo:font-weight="normal" style:letter-kerning="true" style:font-family-asian="DotumChe" style:font-size-asian="9.5pt" style:font-style-asian="normal" style:font-weight-asian="normal" style:font-family-complex="DotumChe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e1e1e" fo:font-family="DotumChe" fo:font-size="14pt" style:font-family-asian="DotumChe" style:font-size-asian="14pt" style:font-family-complex="DotumChe" style:font-size-complex="14pt"/>
    </style:style>
    <style:style style:name="T14" style:family="text">
      <style:text-properties fo:color="#555555" fo:font-family="DotumChe" fo:font-size="14pt" style:font-family-asian="DotumChe" style:font-size-asian="14pt" style:font-family-complex="DotumChe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00" style:text-outline="false" style:text-line-through-style="none" fo:font-family="DotumChe" fo:font-size="9.5pt" fo:font-style="normal" fo:text-shadow="none" style:text-underline-style="none" fo:font-weight="normal" style:letter-kerning="true" style:font-family-asian="DotumChe" style:font-size-asian="9.5pt" style:font-style-asian="normal" style:font-weight-asian="normal" style:font-family-complex="DotumChe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style:text-outline="false" style:text-line-through-style="none" fo:font-family="DotumChe" fo:font-size="9.5pt" fo:font-style="normal" fo:text-shadow="none" style:text-underline-style="none" fo:font-weight="normal" style:letter-kerning="true" style:font-family-asian="DotumChe" style:font-size-asian="9.5pt" style:font-style-asian="normal" style:font-weight-asian="normal" style:font-family-complex="DotumChe" style:font-size-complex="5.4000000953674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frame presentation:style-name="pr1" draw:text-style-name="P2" draw:layer="layout" svg:width="25.199cm" svg:height="6.2cm" svg:x="1.4cm" svg:y="0.2cm" presentation:class="title" presentation:user-transformed="true">
          <draw:text-box>
            <text:p text:style-name="P1"><text:span text:style-name="T1">★</text:span><text:span text:style-name="T1">필수적인 </text:span><text:span text:style-name="T1">Register</text:span><text:span text:style-name="T1">의 목적들 </text:span><text:span text:style-name="T1">(sp, bp, ip, ax)</text:span><text:span text:style-name="T1"><text:line-break/></text:span><text:span text:style-name="T1">⇒ ax: </text:span><text:span text:style-name="T1">함수의 출력</text:span><text:span text:style-name="T1">(</text:span><text:span text:style-name="T1">리턴</text:span><text:span text:style-name="T1">) </text:span><text:span text:style-name="T1">값이 배치됨</text:span><text:span text:style-name="T1"><text:line-break/></text:span><text:span text:style-name="T1">⇒ </text:span><text:span text:style-name="T1">bp: Stack</text:span><text:span text:style-name="T1">의 기준점 역할을 해줌</text:span><text:span text:style-name="T1"><text:line-break/></text:span><text:span text:style-name="T1">⇒ </text:span><text:span text:style-name="T1">sp: </text:span><text:span text:style-name="T1">현재 </text:span><text:span text:style-name="T1">Stack</text:span><text:span text:style-name="T1">의 최상위 위치</text:span><text:span text:style-name="T1"><text:line-break/></text:span><text:span text:style-name="T1">⇒ </text:span><text:span text:style-name="T1">ip: </text:span><text:span text:style-name="T1">다음에 실행할 명령의 메모리 주소를 가리킴</text:span><text:span text:style-name="T1"><text:line-break/></text:span><text:span text:style-name="T1"><text:line-break/></text:span><text:span text:style-name="T1">- Stack</text:span><text:span text:style-name="T1">이 무엇인가요 </text:span><text:span text:style-name="T1">?</text:span><text:span text:style-name="T1"><text:line-break/></text:span><text:span text:style-name="T1"> <text:s text:c="3"/>=&gt;</text:span><text:span text:style-name="T1">지역 변수가 저장되는 메모리 공간</text:span></text:p>
          </draw:text-box>
        </draw:frame>
        <draw:frame presentation:style-name="pr2" draw:layer="layout" svg:width="25.199cm" svg:height="11.173cm" svg:x="1.4cm" svg:y="7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0">
        <draw:rect draw:style-name="gr2" draw:text-style-name="P4" draw:layer="layout" svg:width="4.2cm" svg:height="20.4cm" svg:x="10.6cm" svg:y="0.4cm">
          <text:p/>
        </draw:rect>
        <draw:frame draw:style-name="gr3" draw:text-style-name="P6" draw:layer="layout" svg:width="17cm" svg:height="20.6cm" svg:x="10.8cm" svg:y="0.2cm">
          <draw:text-box>
            <text:p text:style-name="P5"><text:span text:style-name="T2">int main(void)</text:span></text:p>
            <text:p text:style-name="P5"><text:span text:style-name="T2">{</text:span></text:p>
            <text:p text:style-name="P5"><text:span text:style-name="T2">00007FF7686318C0 <text:s/>push <text:s text:c="7"/>rbp <text:s/></text:span></text:p>
            <text:p text:style-name="P5"><text:span text:style-name="T2">00007FF7686318C2 <text:s/>push <text:s text:c="7"/>rdi <text:s/></text:span></text:p>
            <text:p text:style-name="P5"><text:span text:style-name="T2">00007FF7686318C3 <text:s/>sub <text:s text:c="8"/>rsp,128h&lt;-[h</text:span><text:span text:style-name="T2">는 </text:span><text:span text:style-name="T2">16</text:span><text:span text:style-name="T2">진수를 나타냄</text:span><text:span text:style-name="T2">](296</text:span><text:span text:style-name="T2">바이트</text:span><text:span text:style-name="T2">)</text:span></text:p>
            <text:p text:style-name="P5"><text:span text:style-name="T2">00007FF7686318CA <text:s/>lea <text:s text:c="8"/>rbp,[rsp+20h] <text:s/></text:span></text:p>
            <text:p text:style-name="P5"><text:span text:style-name="T2">00007FF7686318CF <text:s/>lea <text:s text:c="8"/>rcx,[__94AA5AED_main@c (07FF768641008h)] <text:s/></text:span></text:p>
            <text:p text:style-name="P5"><text:span text:style-name="T2">00007FF7686318D6 <text:s/>call <text:s text:c="7"/>__CheckForDebuggerJustMyCode (07FF768631370h) <text:s/>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int return_value;</text:span></text:p>
            <text:p text:style-name="P5"><text:span text:style-name="T2"/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const int input_parameter = 3;</text:span></text:p>
            <text:p text:style-name="P5"><text:span text:style-name="T2">00007FF7686318DB <text:s/>mov <text:s text:c="8"/>dword ptr [input_parameter],3 <text:s/>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return_value = for_asssembly_function_test(input_parameter);</text:span></text:p>
            <text:p text:style-name="P5"><text:span text:style-name="T2">00007FF7686318E2 <text:s/>mov <text:s text:c="8"/>ecx,dword ptr [input_parameter] <text:s/></text:span></text:p>
            <text:p text:style-name="P5"><text:span text:style-name="T2">00007FF7686318E5 <text:s/>call <text:s text:c="7"/>for_asssembly_function_test (07FF768631014h)</text:span></text:p>
            <text:p><text:span text:style-name="T3">-call</text:span><text:span text:style-name="T3">을 사용하여 </text:span><text:span text:style-name="T3">07FF768631014</text:span><text:span text:style-name="T3">주소로 이동한 값</text:span><text:span text:style-name="T3">(jmp</text:span><text:span text:style-name="T3">를 사용한다</text:span><text:span text:style-name="T3">)</text:span></text:p>
            <text:p><text:span text:style-name="T3">//00007FF768631014 <text:s/>jmp <text:s text:c="8"/>for_asssembly_function_test (07FF768631880h)</text:span><text:span text:style-name="T4"> <text:s/></text:span></text:p>
            <text:p text:style-name="P5"><text:span text:style-name="T2">00007FF7686318EA <text:s/>mov <text:s text:c="8"/>dword ptr [return_value],eax <text:s/>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printf("return_value = %d\n", return_value);</text:span></text:p>
            <text:p text:style-name="P5"><text:span text:style-name="T2">00007FF7686318ED <text:s/>mov <text:s text:c="8"/>edx,dword ptr [return_value] <text:s/></text:span></text:p>
            <text:p text:style-name="P5"><text:span text:style-name="T2">00007FF7686318F0 <text:s/>lea <text:s text:c="8"/>rcx,[string "return_value = %d\n" (07FF768639C28h)] <text:s/></text:span></text:p>
            <text:p text:style-name="P5"><text:span text:style-name="T2">00007FF7686318F7 <text:s/>call <text:s text:c="7"/>printf (07FF76863119Ah) <text:s/>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return 0;</text:span></text:p>
            <text:p text:style-name="P5"><text:span text:style-name="T2">00007FF7686318FC <text:s/>xor <text:s text:c="8"/>eax,eax <text:s/></text:span></text:p>
            <text:p text:style-name="P5"><text:span text:style-name="T2">}</text:span></text:p>
            <text:p text:style-name="P5"><text:span text:style-name="T2">00007FF7686318FE <text:s/>lea <text:s text:c="8"/>rsp,[rbp+108h] <text:s/></text:span></text:p>
            <text:p text:style-name="P5"><text:span text:style-name="T2">00007FF768631905 <text:s/>pop <text:s text:c="8"/>rdi <text:s/></text:span></text:p>
            <text:p text:style-name="P5"><text:span text:style-name="T2">00007FF768631906 <text:s/>pop <text:s text:c="8"/>rbp <text:s/></text:span></text:p>
            <text:p text:style-name="P5"><text:span text:style-name="T2">00007FF768631907 <text:s/>ret <text:s/></text:span></text:p>
          </draw:text-box>
        </draw:frame>
        <draw:connector draw:style-name="gr4" draw:text-style-name="P4" draw:layer="layout" draw:type="line" svg:x1="9cm" svg:y1="1.8cm" svg:x2="10.467cm" svg:y2="1.853cm" svg:d="M9000 1800l1467 53">
          <text:p/>
        </draw:connector>
        <draw:frame draw:style-name="gr5" draw:text-style-name="P8" draw:layer="layout" svg:width="8.849cm" svg:height="19.2cm" svg:x="-0.049cm" svg:y="1.4cm">
          <draw:text-box>
            <text:p text:style-name="P7"><text:span text:style-name="T5">rsp</text:span><text:span text:style-name="T5">메모리에 </text:span><text:span text:style-name="T5">rbp</text:span><text:span text:style-name="T5">값을 저장</text:span></text:p>
            <text:p text:style-name="P7"><text:span text:style-name="T5">rsp</text:span><text:span text:style-name="T5">메모리에 </text:span><text:span text:style-name="T5">rdi</text:span><text:span text:style-name="T5">값을 저장</text:span></text:p>
            <text:p text:style-name="P7"><text:span text:style-name="T5">rsp</text:span><text:span text:style-name="T5">주소를 </text:span><text:span text:style-name="T5">296</text:span><text:span text:style-name="T5">바이트만큼 증가</text:span><text:span text:style-name="T5">(-)</text:span><text:span text:style-name="T5">시킴 </text:span><text:span text:style-name="T5">(</text:span><text:span text:style-name="T5">지역변수 공간 증가</text:span><text:span text:style-name="T5">)</text:span></text:p>
            <text:p text:style-name="P7"><text:span text:style-name="T5">rbp</text:span><text:span text:style-name="T5">에 </text:span><text:span text:style-name="T5">[rsp+20h]</text:span><text:span text:style-name="T5">의 메모리 주소를 저장</text:span></text:p>
            <text:p text:style-name="P7"><text:span text:style-name="T2"/></text:p>
            <text:p text:style-name="P7"><text:span text:style-name="T2">input_parameter</text:span><text:span text:style-name="T2">에 값 </text:span><text:span text:style-name="T2">3</text:span><text:span text:style-name="T2">을 대입한다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ecx</text:span><text:span text:style-name="T5">에 위에 </text:span><text:span text:style-name="T5">input_parameter </text:span><text:span text:style-name="T5">값인 </text:span><text:span text:style-name="T5">3</text:span><text:span text:style-name="T5">을 대입한다</text:span><text:span text:style-name="T5">.</text:span></text:p>
            <text:p text:style-name="P7"><text:span text:style-name="T5"/></text:p>
            <text:p text:style-name="P7"><text:span text:style-name="T5">for_asssembly_function_test</text:span><text:span text:style-name="T5">함수가 있는 쪽인 </text:span><text:span text:style-name="T4">07FF768631014h</text:span><text:span text:style-name="T4">으로 이동 및 </text:span></text:p>
            <text:p text:style-name="P7"><text:span text:style-name="T4">rsp</text:span><text:span text:style-name="T4">의 메모리 값에 아래 주소인 </text:span><text:span text:style-name="T4">00007FF7686318EA</text:span><text:span text:style-name="T4">를 저장한다 <text:s/></text:span></text:p>
          </draw:text-box>
        </draw:frame>
        <draw:connector draw:style-name="gr4" draw:text-style-name="P4" draw:layer="layout" draw:type="line" svg:x1="8.986cm" svg:y1="2.358cm" svg:x2="10.4cm" svg:y2="2.6cm" svg:d="M8986 2358l1414 242">
          <text:p/>
        </draw:connector>
        <draw:connector draw:style-name="gr4" draw:text-style-name="P4" draw:layer="layout" draw:type="line" svg:x1="8.933cm" svg:y1="2.908cm" svg:x2="10.4cm" svg:y2="3.227cm" svg:d="M8933 2908l1467 319">
          <text:p/>
        </draw:connector>
        <draw:connector draw:style-name="gr4" draw:text-style-name="P4" draw:layer="layout" draw:type="line" svg:x1="8.959cm" svg:y1="3.825cm" svg:x2="10.4cm" svg:y2="4cm" svg:d="M8959 3825l1441 175">
          <text:p/>
        </draw:connector>
        <draw:connector draw:style-name="gr4" draw:text-style-name="P4" draw:layer="layout" draw:type="line" svg:x1="8.959cm" svg:y1="4.873cm" svg:x2="10.295cm" svg:y2="7.597cm" svg:d="M8959 4873l1336 2724">
          <text:p/>
        </draw:connector>
        <draw:connector draw:style-name="gr4" draw:text-style-name="P4" draw:layer="layout" draw:type="line" svg:x1="8.933cm" svg:y1="8.488cm" svg:x2="10.4cm" svg:y2="9.627cm" svg:d="M8933 8488l1467 1139">
          <text:p/>
        </draw:connector>
        <draw:connector draw:style-name="gr4" draw:text-style-name="P4" draw:layer="layout" draw:type="line" svg:x1="9cm" svg:y1="10.373cm" svg:x2="10.31cm" svg:y2="10.4cm" svg:d="M9000 10373l1310 27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connector draw:style-name="gr6" draw:text-style-name="P4" draw:layer="layout" draw:type="lines" svg:x1="7cm" svg:y1="8.212cm" svg:x2="12.129cm" svg:y2="9.431cm" draw:start-shape="id1" draw:start-glue-point="1" svg:d="M7000 8212h500l4629 1219">
          <text:p/>
        </draw:connector>
        <draw:frame draw:style-name="gr7" draw:text-style-name="P9" xml:id="id2" draw:id="id2" draw:layer="layout" svg:width="6.922cm" svg:height="1.225cm" svg:x="0.078cm" svg:y="5.575cm">
          <draw:text-box>
            <text:p><text:span text:style-name="T4">0x000000036D6FF950 – 0x128</text:span></text:p>
            <text:p><text:span text:style-name="T4">=0x000000036D6FF828</text:span></text:p>
          </draw:text-box>
        </draw:frame>
        <draw:frame draw:style-name="gr7" draw:text-style-name="P9" xml:id="id1" draw:id="id1" draw:layer="layout" svg:width="6.922cm" svg:height="1.225cm" svg:x="0.078cm" svg:y="7.6cm">
          <draw:text-box>
            <text:p><text:span text:style-name="T4">0x000000036D6FF828 + 0x20</text:span></text:p>
            <text:p><text:span text:style-name="T4">=0x000000036D6FF848</text:span></text:p>
          </draw:text-box>
        </draw:frame>
        <draw:connector draw:style-name="gr8" draw:text-style-name="P4" draw:layer="layout" draw:type="lines" svg:x1="7.859cm" svg:y1="5.475cm" svg:x2="7cm" svg:y2="6.187cm" draw:end-shape="id2" draw:end-glue-point="1" svg:d="M7859 5475l-359 712h-500">
          <text:p/>
        </draw:connector>
        <draw:connector draw:style-name="gr8" draw:text-style-name="P4" draw:layer="layout" draw:type="lines" svg:x1="7cm" svg:y1="6.187cm" svg:x2="7.833cm" svg:y2="7.309cm" draw:start-shape="id2" draw:start-glue-point="1" svg:d="M7000 6187h500l333 1122">
          <text:p/>
        </draw:connector>
        <draw:connector draw:style-name="gr8" draw:text-style-name="P4" draw:layer="layout" draw:type="lines" svg:x1="7.623cm" svg:y1="7.702cm" svg:x2="7cm" svg:y2="8.212cm" draw:end-shape="id1" draw:end-glue-point="1" svg:d="M7623 7702l-123 510h-500">
          <text:p/>
        </draw:connector>
        <draw:rect draw:style-name="gr9" draw:text-style-name="P4" draw:layer="layout" svg:width="4cm" svg:height="0.8cm" svg:x="10.8cm" svg:y="15.4cm">
          <text:p/>
        </draw:rect>
        <draw:frame presentation:style-name="pr5" draw:text-style-name="P10" draw:layer="layout" svg:width="19.399cm" svg:height="20cm" svg:x="8.001cm" svg:y="0.6cm" presentation:class="outline" presentation:user-transformed="true">
          <draw:text-box>
            <text:p text:style-name="P7"><text:span text:style-name="T6">00007FF7686318C0 <text:s/>push <text:s text:c="7"/>rbp</text:span><text:span text:style-name="T6">하기 전의 레지스터 및 메모리 값</text:span></text:p>
            <text:p text:style-name="P7"><text:span text:style-name="T7">RSP = 000000036D6FF960 RBP = 000000036D6FF980 </text:span></text:p>
            <text:p text:style-name="P7"><text:span text:style-name="T7">sp</text:span><text:span text:style-name="T7">의 메모리 값 </text:span><text:span text:style-name="T7">= </text:span><text:span text:style-name="T8">08 10 64 68 f7 7f 00 00 b4 05 67 4f fa 7f 00 00 d5 1e d3 86 f8 39 00 00 02 00 00</text:span></text:p>
            <text:p text:style-name="P7"><text:span text:style-name="T6">00007FF7686318C0 <text:s/>push <text:s text:c="7"/>rbp</text:span><text:span text:style-name="T6">의 레지스터 및 메모리 값</text:span></text:p>
            <text:p><text:span text:style-name="T8">RSP = </text:span><text:span text:style-name="T9">000000036D6FF958</text:span><text:span text:style-name="T8"> RBP = 000000036D6FF980</text:span></text:p>
            <text:p><text:span text:style-name="T8">sp</text:span><text:span text:style-name="T8">의 메모리 값 </text:span><text:span text:style-name="T8">= 80 f9 6f 6d 03 00 00 00 08 10 64 68 f7 7f 00 00 b4 05 67 4f fa 7f 00 00 d5 1e d3</text:span></text:p>
            <text:p text:style-name="P7"><text:span text:style-name="T6">00007FF7686318C2 <text:s/>push <text:s text:c="7"/>rdi</text:span><text:span text:style-name="T6">의 레지스터 및 메모리 값</text:span></text:p>
            <text:p><text:span text:style-name="T8">RSP = </text:span><text:span text:style-name="T9">000000036D6FF950 RDI = 0000000000000000</text:span></text:p>
            <text:p><text:span text:style-name="T8">sp</text:span><text:span text:style-name="T8">의 메모리 값 </text:span><text:span text:style-name="T8">= 00 00 00 00 00 00 00 00 80 f9 6f 6d 03 00 00 00 08 10 64 68 f7 7f 00 00 b4 05 67</text:span></text:p>
            <text:p text:style-name="P7"><text:span text:style-name="T6">00007FF7686318C3 <text:s/>sub <text:s text:c="8"/>rsp,128h(296</text:span><text:span text:style-name="T6">바이트</text:span><text:span text:style-name="T6">)</text:span><text:span text:style-name="T6">의 레지스터 및 메모리 값</text:span></text:p>
            <text:p><text:span text:style-name="T8">RSP = </text:span><text:span text:style-name="T9">000000036D6FF828 RBP = 000000036D6FF980</text:span></text:p>
            <text:p text:style-name="P7"><text:span text:style-name="T10">00007FF7686318CA <text:s/>lea <text:s text:c="8"/>rbp,[rsp+20h]</text:span><text:span text:style-name="T6">의 레지스터 및 메모리 값</text:span></text:p>
            <text:p><text:span text:style-name="T8">RSP = 000000036D6FF828 RBP = </text:span><text:span text:style-name="T9">000000036D6FF848</text:span></text:p>
            <text:p text:style-name="P7"><text:span text:style-name="T10">00007FF7686318DB <text:s/>mov <text:s text:c="8"/>dword ptr [input_parameter],3</text:span><text:span text:style-name="T6">의 레지스터 및 메모리 값</text:span></text:p>
            <text:p><text:span text:style-name="T11">input_parameter</text:span><text:span text:style-name="T11">의 초기 값 </text:span><text:span text:style-name="T11">= 0x0000005c6b2ff644 {567} </text:span><text:span text:style-name="T12">RSP = 0000005C6B2FF600 RBP = 0000005C6B2FF620</text:span></text:p>
            <text:p><text:span text:style-name="T11">input_parameter</text:span><text:span text:style-name="T11">의 </text:span><text:span text:style-name="T11">mov </text:span><text:span text:style-name="T11">이후 값 </text:span><text:span text:style-name="T11">= 0x0000005c6b2ff644 {3}</text:span></text:p>
            <text:p text:style-name="P7"><text:span text:style-name="T10">00007FF7686318E2 <text:s/>mov <text:s text:c="8"/>ecx,dword ptr [input_parameter]</text:span><text:span text:style-name="T6">의 레지스터 및 메모리 값</text:span></text:p>
            <text:p><text:span text:style-name="T8">RCX = </text:span><text:span text:style-name="T9">0000000000000003 RSP = 0000005C6B2FF600 RBP = 0000005C6B2FF620</text:span></text:p>
            <text:p text:style-name="P7"><text:span text:style-name="T10">00007FF7686318E5 <text:s/>call <text:s text:c="7"/>for_asssembly_function_test (07FF768631014h)</text:span><text:span text:style-name="T6">의 레지스터 및 메모리 값</text:span></text:p>
            <text:p><text:span text:style-name="T8">RSP = </text:span><text:span text:style-name="T9">0000005C6B2FF5F8</text:span><text:span text:style-name="T8"> RBP = 0000005C6B2FF620</text:span></text:p>
            <text:p><text:span text:style-name="T8">sp</text:span><text:span text:style-name="T8">의 메모리 값 </text:span><text:span text:style-name="T8">= ea 18 63 68 f7 7f 00 00 08 10 64 68 f7 7f 00 00 b4 05 f7 9a fa 7f 00 00 dc 22 6b</text:span></text:p>
            <text:p><text:span text:style-name="T11"/></text:p>
            <text:p><text:span text:style-name="T11"/></text:p>
            <text:p><text:span text:style-name="T11"/></text:p>
            <text:p text:style-name="P7"><text:span text:style-name="T7"/></text:p>
          </draw:text-box>
        </draw:frame>
        <draw:frame draw:style-name="gr7" draw:text-style-name="P9" draw:layer="layout" svg:width="6.6cm" svg:height="1.225cm" svg:x="0.4cm" svg:y="9.975cm">
          <draw:text-box>
            <text:p><text:span text:style-name="T4">디버깅을 다시했더니 주소 값이 초기화됌</text:span></text:p>
          </draw:text-box>
        </draw:frame>
        <draw:frame draw:style-name="gr10" draw:text-style-name="P9" xml:id="id3" draw:id="id3" draw:layer="layout" svg:width="6.6cm" svg:height="2.199cm" svg:x="0.2cm" svg:y="2.2cm">
          <draw:text-box>
            <text:p><text:span text:style-name="T4">sp</text:span><text:span text:style-name="T4">의 메모리 값을 표시 한 곳을보면 오른쪽에서 왼쪽순으로 </text:span><text:span text:style-name="T4">rbp</text:span><text:span text:style-name="T4">값이 저장된 것을 확인 할 수 있다</text:span><text:span text:style-name="T4">.</text:span></text:p>
          </draw:text-box>
        </draw:frame>
        <draw:connector draw:style-name="gr8" draw:text-style-name="P4" draw:layer="layout" draw:type="lines" svg:x1="6.8cm" svg:y1="3.299cm" svg:x2="7.859cm" svg:y2="3.013cm" draw:start-shape="id3" draw:start-glue-point="1" svg:d="M6800 3299h500l559-286">
          <text:p/>
        </draw:connector>
        <draw:connector draw:style-name="gr8" draw:text-style-name="P4" draw:layer="layout" draw:type="lines" svg:x1="6.8cm" svg:y1="3.299cm" svg:x2="7.833cm" svg:y2="5.004cm" draw:start-shape="id3" draw:start-glue-point="1" svg:d="M6800 3299h500l533 170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rect draw:style-name="gr2" draw:text-style-name="P4" draw:layer="layout" svg:width="4.2cm" svg:height="20.4cm" svg:x="8.8cm" svg:y="0.2cm">
          <text:p/>
        </draw:rect>
        <draw:frame draw:style-name="gr11" draw:text-style-name="P11" draw:layer="layout" svg:width="19cm" svg:height="20.2cm" svg:x="8.8cm" svg:y="0.6cm">
          <draw:text-box>
            <text:p><text:span text:style-name="T13"><text:tab/></text:span><text:span text:style-name="T13"><text:tab/></text:span><text:span text:style-name="T13"><text:tab/></text:span><text:span text:style-name="T13"><text:tab/></text:span><text:span text:style-name="T13">int for_asssembly_function_test(int number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{</text:span></text:p>
            <text:p><text:span text:style-name="T14">00007FF768631880 <text:s/>mov <text:s text:c="8"/>dword ptr [rsp+8],ecx <text:s/></text:span></text:p>
            <text:p><text:span text:style-name="T14">00007FF768631884 <text:s/>push <text:s text:c="7"/>rbp <text:s/></text:span></text:p>
            <text:p><text:span text:style-name="T14">00007FF768631885 <text:s/>push <text:s text:c="7"/>rdi <text:s/></text:span></text:p>
            <text:p><text:span text:style-name="T14">00007FF768631886 <text:s/>sub <text:s text:c="8"/>rsp,0E8h <text:s/></text:span></text:p>
            <text:p><text:span text:style-name="T14">00007FF76863188D <text:s/>lea <text:s text:c="8"/>rbp,[rsp+20h] <text:s/></text:span></text:p>
            <text:p><text:span text:style-name="T14">00007FF768631892 <text:s/>lea <text:s text:c="8"/>rcx,[__94AA5AED_main@c (07FF768641008h)] <text:s/></text:span></text:p>
            <text:p><text:span text:style-name="T14">00007FF768631899 <text:s/>call <text:s text:c="7"/>__CheckForDebuggerJustMyCode (07FF768631370h) <text:s/>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return number * 2;</text:span></text:p>
            <text:p><text:span text:style-name="T14">00007FF76863189E <text:s/>mov <text:s text:c="8"/>eax,dword ptr [number] <text:s/></text:span></text:p>
            <text:p><text:span text:style-name="T14">00007FF7686318A4 <text:s/>shl <text:s text:c="8"/>eax,1 <text:s/>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}</text:span></text:p>
            <text:p><text:span text:style-name="T14">00007FF7686318A6 <text:s/>lea <text:s text:c="8"/>rsp,[rbp+0C8h] <text:s/></text:span></text:p>
            <text:p><text:span text:style-name="T14">00007FF7686318AD <text:s/>pop <text:s text:c="8"/>rdi <text:s/></text:span></text:p>
            <text:p><text:span text:style-name="T14">00007FF7686318AE <text:s/>pop <text:s text:c="8"/>rbp <text:s/></text:span></text:p>
            <text:p><text:span text:style-name="T14">00007FF7686318AF <text:s/>ret</text:span></text:p>
          </draw:text-box>
        </draw:frame>
        <draw:frame draw:style-name="gr12" draw:text-style-name="P12" draw:layer="layout" svg:width="7.8cm" svg:height="20.179cm" svg:x="0.4cm" svg:y="0.421cm">
          <draw:text-box>
            <text:p><text:span text:style-name="T4">jmp</text:span><text:span text:style-name="T4">을 사용하여 </text:span><text:span text:style-name="T4">(main jmp</text:span><text:span text:style-name="T4">쪽 주소 참조</text:span><text:span text:style-name="T4">) 00007FF768631880</text:span><text:span text:style-name="T4">으로 이동</text:span><text:span text:style-name="T1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frame presentation:style-name="pr5" draw:text-style-name="P10" draw:layer="layout" svg:width="19.399cm" svg:height="20.496cm" svg:x="7.995cm" svg:y="0.6cm" presentation:class="outline" presentation:user-transformed="true">
          <draw:text-box>
            <text:p><text:span text:style-name="T6">00007FF768631880 <text:s/>mov <text:s text:c="8"/>dword ptr [rsp+8],ecx</text:span><text:span text:style-name="T6">의 레지스터 및 메모리 값</text:span></text:p>
            <text:p><text:span text:style-name="T7">RSP = 0000005C6B2FF5F8 RBP = 0000005C6B2FF620 </text:span></text:p>
            <text:p text:style-name="P7"><text:span text:style-name="T7">sp</text:span><text:span text:style-name="T7">의 메모리 값 </text:span><text:span text:style-name="T7">= </text:span><text:span text:style-name="T16">ea 18 63 68 f7 7f 00 00 </text:span><text:span text:style-name="T17">03 00 00 00 </text:span><text:span text:style-name="T16">f7 7f 00 00 b4 05 f7 9a fa 7f 00 00 dc 22 6b</text:span></text:p>
            <text:p><text:span text:style-name="T6">00007FF768631884 <text:s/>push <text:s text:c="7"/>rbp</text:span><text:span text:style-name="T6">의 레지스터 및 메모리 값</text:span></text:p>
            <text:p><text:span text:style-name="T16">RSP = </text:span><text:span text:style-name="T17">0000005C6B2FF5F0</text:span><text:span text:style-name="T16"> RBP = 0000005C6B2FF620</text:span></text:p>
            <text:p><text:span text:style-name="T8">sp</text:span><text:span text:style-name="T8">의 메모리 값 </text:span><text:span text:style-name="T8">= 20 f6 2f 6b 5c 00 00 00 ea 18 63 68 f7 7f 00 00 03 00 00 00 f7 7f 00 00 b4 05 f7</text:span></text:p>
            <text:p text:style-name="P7"><text:span text:style-name="T6">00007FF7686318C2 <text:s/>push <text:s text:c="7"/>rdi</text:span><text:span text:style-name="T6">의 레지스터 및 메모리 값</text:span></text:p>
            <text:p><text:span text:style-name="T8">RSP = </text:span><text:span text:style-name="T9">000000036D6FF950 RDI = 0000000000000000</text:span></text:p>
            <text:p><text:span text:style-name="T8">sp</text:span><text:span text:style-name="T8">의 메모리 값 </text:span><text:span text:style-name="T8">= 00 00 00 00 00 00 00 00 80 f9 6f 6d 03 00 00 00 08 10 64 68 f7 7f 00 00 b4 05 67</text:span></text:p>
            <text:p text:style-name="P7"><text:span text:style-name="T6">00007FF7686318C3 <text:s/>sub <text:s text:c="8"/>rsp,128h(296</text:span><text:span text:style-name="T6">바이트</text:span><text:span text:style-name="T6">)</text:span><text:span text:style-name="T6">의 레지스터 및 메모리 값</text:span></text:p>
            <text:p><text:span text:style-name="T8">RSP = </text:span><text:span text:style-name="T9">000000036D6FF828 RBP = 000000036D6FF980</text:span></text:p>
            <text:p text:style-name="P7"><text:span text:style-name="T10">00007FF7686318CA <text:s/>lea <text:s text:c="8"/>rbp,[rsp+20h]</text:span><text:span text:style-name="T6">의 레지스터 및 메모리 값</text:span></text:p>
            <text:p><text:span text:style-name="T8">RSP = 000000036D6FF828 RBP = </text:span><text:span text:style-name="T9">000000036D6FF848</text:span></text:p>
            <text:p text:style-name="P7"><text:span text:style-name="T10">00007FF7686318DB <text:s/>mov <text:s text:c="8"/>dword ptr [input_parameter],3</text:span><text:span text:style-name="T6">의 레지스터 및 메모리 값</text:span></text:p>
            <text:p><text:span text:style-name="T11">input_parameter</text:span><text:span text:style-name="T11">의 초기 값 </text:span><text:span text:style-name="T11">= 0x0000005c6b2ff644 {567} </text:span><text:span text:style-name="T12">RSP = 0000005C6B2FF600 RBP = 0000005C6B2FF620</text:span></text:p>
            <text:p><text:span text:style-name="T11">input_parameter</text:span><text:span text:style-name="T11">의 </text:span><text:span text:style-name="T11">mov </text:span><text:span text:style-name="T11">이후 값 </text:span><text:span text:style-name="T11">= 0x0000005c6b2ff644 {3}</text:span></text:p>
            <text:p text:style-name="P7"><text:span text:style-name="T10">00007FF7686318E2 <text:s/>mov <text:s text:c="8"/>ecx,dword ptr [input_parameter]</text:span><text:span text:style-name="T6">의 레지스터 및 메모리 값</text:span></text:p>
            <text:p><text:span text:style-name="T8">RCX = </text:span><text:span text:style-name="T9">0000000000000003 RSP = 0000005C6B2FF600 RBP = 0000005C6B2FF620</text:span></text:p>
            <text:p text:style-name="P7"><text:span text:style-name="T10">00007FF7686318E5 <text:s/>call <text:s text:c="7"/>for_asssembly_function_test (07FF768631014h)</text:span><text:span text:style-name="T6">의 레지스터 및 메모리 값</text:span></text:p>
            <text:p><text:span text:style-name="T8">RSP = </text:span><text:span text:style-name="T9">0000005C6B2FF5F8</text:span><text:span text:style-name="T8"> RBP = 0000005C6B2FF620</text:span></text:p>
            <text:p><text:span text:style-name="T8">sp</text:span><text:span text:style-name="T8">의 메모리 값 </text:span><text:span text:style-name="T8">= ea 18 63 68 f7 7f 00 00 08 10 64 68 f7 7f 00 00 b4 05 f7 9a fa 7f 00 00 dc 22 6b</text:span></text:p>
            <text:p><text:span text:style-name="T11"/></text:p>
            <text:p><text:span text:style-name="T11"/></text:p>
            <text:p><text:span text:style-name="T11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정훈 우</meta:initial-creator>
    <meta:creation-date>2023-11-01T14:43:28.08</meta:creation-date>
    <meta:editing-duration>PT2H49M34S</meta:editing-duration>
    <meta:editing-cycles>16</meta:editing-cycles>
    <dc:date>2023-11-01T17:48:54.30</dc:date>
    <dc:creator>정훈 우</dc:creator>
    <meta:generator>OpenOffice/4.1.14$Win32 OpenOffice.org_project/4114m1$Build-9811</meta:generator>
    <meta:document-statistic meta:object-count="59"/>
  </office:meta>
</office:document-meta>
</file>